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0.5pt"/>
    </style:style>
    <style:style style:name="T1" style:family="text">
      <style:text-properties style:font-name="Calibri" fo:font-size="10.5pt"/>
    </style:style>
    <style:style style:name="T2" style:family="text">
      <style:text-properties fo:color="#0000ff" style:font-name="Calibri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<office:annotation><dc:date>2022-01-22T14:53:38.574868063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1"><office:annotation><dc:date>2022-01-22T14:53:38.574882054</dc:date><text:p>&lt;!--[if gte mso 9]&gt;&lt;xml&gt;&lt;o:OfficeDocumentSettings&gt;&lt;/o:OfficeDocumentSettings&gt;&lt;/xml&gt;&lt;![endif]--&gt;</text:p></office:annotation></text:span><text:span text:style-name="T1"><office:annotation><dc:date>2022-01-22T14:53:38.57496390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AdjustLineHeightInTable/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"><office:annotation><dc:date>2022-01-22T14:53:38.5956325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"><office:annotation><dc:date>2022-01-22T14:53:38.595783413</dc:date><text:p>&lt;!--StartFragment--&gt;</text:p></office:annotation></text:span><text:span text:style-name="T1">git config --global user.email </text:span><text:a xlink:type="simple" xlink:href="mailto:%5C" text:style-name="Internet_20_link" text:visited-style-name="Visited_20_Internet_20_Link"><text:span text:style-name="T2">"2593956824@qq.com"</text:span></text:a></text:p>
      <text:p text:style-name="P1">git config --global user.name "joyerason"</text:p>
      <text:p text:style-name="P1">git add .</text:p>
      <text:p text:style-name="P1">git commit -m 'first commit'</text:p>
      <text:p text:style-name="P1">git status</text:p>
      <text:p text:style-name="P1">git push -u origin main </text:p>
      <text:p text:style-name="P1">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</text:p>
      <text:p text:style-name="Text_20_body"><office:annotation><dc:date>2022-01-22T14:53:38.60056363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4:52:36.530325145</meta:creation-date>
    <dc:date>2022-01-22T14:54:24.952552201</dc:date>
    <meta:editing-duration>PT1M4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8" meta:character-count="202" meta:non-whitespace-character-count="182"/>
  </office:meta>
</office:document-meta>
</file>